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.998cm" style:auto-text-indent="false"/>
    </style:style>
    <style:style style:name="P2" style:family="paragraph" style:parent-style-name="Standard">
      <style:paragraph-properties fo:margin-left="1.27cm" fo:margin-right="0cm" fo:text-indent="0cm" style:auto-text-indent="false"/>
    </style:style>
    <style:style style:name="P3" style:family="paragraph" style:parent-style-name="Heading_20_2" style:master-page-name="Standard">
      <style:paragraph-properties fo:margin-left="0cm" fo:margin-right="-0.321cm" fo:text-indent="0cm" style:auto-text-indent="false" style:page-number="1"/>
    </style:style>
    <style:style style:name="P4" style:family="paragraph" style:parent-style-name="Standard">
      <style:text-properties fo:font-weight="bold" style:font-weight-asian="bold"/>
    </style:style>
    <style:style style:name="T1" style:family="text">
      <style:text-properties officeooo:rsid="001469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_m03nul60hk6"/>19 de jun. de 2024 20:00 | Projeto Integrador <text:span text:style-name="T1">Parto Assistido</text:span></text:p>
      <text:p text:style-name="P4">Participantes (Grupo 3)</text:p>
      <text:p text:style-name="P1">Ana Clara</text:p>
      <text:p text:style-name="P1">Gabriel Machado de Andrade</text:p>
      <text:p text:style-name="P1">Geane Caroline Rodrigues da Costa</text:p>
      <text:p text:style-name="P1">Rafael Muniz Reis</text:p>
      <text:p text:style-name="P1">Renan Abreu</text:p>
      <text:p text:style-name="Standard"/>
      <text:p text:style-name="P4">Anotações</text:p>
      <text:p text:style-name="Standard"/>
      <text:p text:style-name="Standard">O que é o projeto?</text:p>
      <text:p text:style-name="Standard"/>
      <text:p text:style-name="Standard">Nossa iniciativa tem como objetivo principal orientar a população em geral sobre os benefícios do parto normal com acompanhamento especializado de Doulas.</text:p>
      <text:p text:style-name="Standard"/>
      <text:p text:style-name="Standard">Por que escolhemos o projeto?</text:p>
      <text:p text:style-name="Standard"/>
      <text:p text:style-name="Standard">Além de trazer benefícios para a população em geral, vamos facilitar a interação entre possíveis Doulas e Gestantes, trazendo mais saúde, bem-estar e comodidade em um momento tão especial mas também tão frágil como é o puerpério.</text:p>
      <text:p text:style-name="Standard"/>
      <text:p text:style-name="Standard">Qual o diferencial do projeto?</text:p>
      <text:p text:style-name="Standard"/>
      <text:p text:style-name="Standard">Numa sociedade onde é incentivado, e muitas vezes até forçado, o parto cesariano, o incentivo ao parto normal é um grito de socorro e nosso projeto visa escutar e atender as puérperas que sonham com um momento mais íntimo e humanizado ao conceber seus filhos dentro do seio da própria família.</text:p>
      <text:p text:style-name="Standard"/>
      <text:p text:style-name="P4">Método de Trabalho e outras definições</text:p>
      <text:p text:style-name="P2">Tema</text:p>
      <text:p text:style-name="P2">Falamos sobre os diferentes aspectos do projeto</text:p>
      <text:p text:style-name="P2">Definimos o método de trabalho e comunicação: github (código), grupo whatsapp (comunicação), Git Projects (Gerenciamento de trabalho).</text:p>
      <text:p text:style-name="Standard"/>
      <text:p text:style-name="Standard"><text:s text:c="220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4-06-22T14:07:49.237000000</dc:date>
    <meta:editing-duration>PT26S</meta:editing-duration>
    <meta:editing-cycles>1</meta:editing-cycles>
    <meta:document-statistic meta:table-count="0" meta:image-count="0" meta:object-count="0" meta:page-count="1" meta:paragraph-count="19" meta:word-count="187" meta:character-count="1385" meta:non-whitespace-character-count="996"/>
  </office:meta>
</office:document-meta>
</file>